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afb9" officeooo:paragraph-rsid="0018afb9"/>
    </style:style>
    <style:style style:name="P2" style:family="paragraph" style:parent-style-name="Text_20_body">
      <style:text-properties officeooo:rsid="0019b363" officeooo:paragraph-rsid="0019b363"/>
    </style:style>
    <style:style style:name="P3" style:family="paragraph" style:parent-style-name="Text_20_body">
      <style:text-properties officeooo:rsid="001d041e" officeooo:paragraph-rsid="001d041e"/>
    </style:style>
    <style:style style:name="P4" style:family="paragraph" style:parent-style-name="Title">
      <style:text-properties officeooo:rsid="0018afb9" officeooo:paragraph-rsid="0018afb9"/>
    </style:style>
    <style:style style:name="P5" style:family="paragraph" style:parent-style-name="Text_20_body">
      <style:text-properties fo:font-style="normal" officeooo:rsid="001d041e" officeooo:paragraph-rsid="001d041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041e"/>
    </style:style>
    <style:style style:name="T4" style:family="text">
      <style:text-properties officeooo:rsid="001e7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<text:span text:style-name="T4">6</text:span>. Creating multiple environments </text:p>
      <text:p text:style-name="P1"/>
      <text:p text:style-name="P1">We're now going to change our architecture. <text:s/>Previously we set up and monitored a webserver and a database minion. <text:s/>Now we're going to create two environments, a <text:span text:style-name="T1">dev</text:span><text:span text:style-name="T2"> and a </text:span><text:span text:style-name="T1">qa</text:span><text:span text:style-name="T2"> environment that we will be controlling with Saltstack. </text:span></text:p>
      <text:p text:style-name="P2">First, you will need to change the /etc/salt/master file and create two new directory entries /srv/salt/dev and /srv/salt/qa under the file_roots: directive. </text:p>
      <text:p text:style-name="P2">Next, create the two directories /srv/salt/dev and /srv/salt/qa</text:p>
      <text:p text:style-name="P2">Create a top.sls file for each one of those. <text:s/><text:span text:style-name="T3">Put in a dev or a qa id for each respective top.sls file</text:span></text:p>
      <text:p text:style-name="P3">Now, we're going to create a new pillar. <text:s/></text:p>
      <text:p text:style-name="P3">Make a directory /srv/salt/pillar.</text:p>
      <text:p text:style-name="P3">We will create two files in each, <text:s/>a <text:span text:style-name="T1">top.sls</text:span><text:span text:style-name="T2"> file and a </text:span><text:span text:style-name="T1">systems_env.sls</text:span><text:span text:style-name="T2"> pillar. </text:span></text:p>
      <text:p text:style-name="P5">Don't be confused by the .sls extension. <text:s/>These aren't states, they're pillars that contain static information.</text:p>
      <text:p text:style-name="P5">The top.sls file will simply contain three lines:</text:p>
      <text:p text:style-name="P5">base: </text:p>
      <text:p text:style-name="P5"><text:s text:c="2"/>'*': </text:p>
      <text:p text:style-name="P5">- system_envs </text:p>
      <text:p text:style-name="P3"/>
      <text:p text:style-name="P5">Your system env will contain two pillars: dev_systems and qa_systems. <text:s/>Each will be a list that contains three entries:</text:p>
      <text:p text:style-name="P5">webserver-s&lt;#&gt;-00[1 or 2]</text:p>
      <text:p text:style-name="P5">dbserver-s&lt;#&gt;-00[1 or 2]</text:p>
      <text:p text:style-name="P5">midserver-s&lt;#&gt;-00[1 or 2]</text:p>
      <text:p text:style-name="P5">1 is for dev_systems and 2 is for qa_systems. </text:p>
      <text:p text:style-name="P5">Your dev and qa top.sls files will need to contain some Jinja code that does the following:</text:p>
      <text:p text:style-name="P5">1. <text:s/>Iterate over the correct pillar</text:p>
      <text:p text:style-name="P5">2. <text:s/>If the servername contains 'web', run the apache state.</text:p>
      <text:p text:style-name="P5">3. <text:s/>if the server name contains 'postgres', run the postgres formula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8:54:51.747204428</meta:creation-date>
    <meta:editing-duration>PT7M34S</meta:editing-duration>
    <meta:editing-cycles>5</meta:editing-cycles>
    <meta:generator>LibreOffice/4.2.8.2$Linux_X86_64 LibreOffice_project/420m0$Build-2</meta:generator>
    <dc:date>2017-02-21T09:15:58.009912693</dc:date>
    <meta:document-statistic meta:table-count="0" meta:image-count="0" meta:object-count="0" meta:page-count="1" meta:paragraph-count="22" meta:word-count="231" meta:character-count="1428" meta:non-whitespace-character-count="1198"/>
  </office:meta>
</office:document-meta>
</file>